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45d2d" officeooo:paragraph-rsid="01345d2d"/>
    </style:style>
    <style:style style:name="P168" style:family="paragraph" style:parent-style-name="Standard">
      <style:text-properties style:font-name="Times" officeooo:rsid="01354994" officeooo:paragraph-rsid="01354994"/>
    </style:style>
    <style:style style:name="P169" style:family="paragraph" style:parent-style-name="Standard">
      <style:text-properties style:font-name="Times" officeooo:rsid="0136f4da" officeooo:paragraph-rsid="0136f4da"/>
    </style:style>
    <style:style style:name="P170" style:family="paragraph" style:parent-style-name="Standard">
      <style:text-properties style:font-name="Times" officeooo:rsid="0138026a" officeooo:paragraph-rsid="0138026a"/>
    </style:style>
    <style:style style:name="P171" style:family="paragraph" style:parent-style-name="Standard">
      <style:text-properties style:font-name="Times" officeooo:rsid="013a7631" officeooo:paragraph-rsid="013a7631"/>
    </style:style>
    <style:style style:name="P172" style:family="paragraph" style:parent-style-name="Standard">
      <style:text-properties style:font-name="Times" officeooo:rsid="013c221e" officeooo:paragraph-rsid="013c221e"/>
    </style:style>
    <style:style style:name="P173" style:family="paragraph" style:parent-style-name="Standard">
      <style:text-properties style:font-name="Times" officeooo:rsid="013e41c8" officeooo:paragraph-rsid="013e41c8"/>
    </style:style>
    <style:style style:name="P174" style:family="paragraph" style:parent-style-name="Standard">
      <style:text-properties style:font-name="Times" officeooo:rsid="013fa0e5" officeooo:paragraph-rsid="013fa0e5"/>
    </style:style>
    <style:style style:name="P175" style:family="paragraph" style:parent-style-name="Standard">
      <style:text-properties style:font-name="Times" officeooo:rsid="014099bf" officeooo:paragraph-rsid="014099bf"/>
    </style:style>
    <style:style style:name="P176" style:family="paragraph" style:parent-style-name="Standard">
      <style:text-properties style:font-name="Times" officeooo:rsid="014122c3" officeooo:paragraph-rsid="014122c3"/>
    </style:style>
    <style:style style:name="P177" style:family="paragraph" style:parent-style-name="Standard">
      <style:text-properties style:font-name="Times" officeooo:rsid="01430932" officeooo:paragraph-rsid="01430932"/>
    </style:style>
    <style:style style:name="P178" style:family="paragraph" style:parent-style-name="Standard">
      <style:text-properties style:font-name="Times" officeooo:rsid="0144a767" officeooo:paragraph-rsid="0144a767"/>
    </style:style>
    <style:style style:name="P179" style:family="paragraph" style:parent-style-name="Standard">
      <style:text-properties style:font-name="Times" officeooo:rsid="0148336c" officeooo:paragraph-rsid="0148336c"/>
    </style:style>
    <style:style style:name="P180" style:family="paragraph" style:parent-style-name="Standard">
      <style:text-properties style:font-name="Times" officeooo:rsid="014a093d" officeooo:paragraph-rsid="014a093d"/>
    </style:style>
    <style:style style:name="P181" style:family="paragraph" style:parent-style-name="Standard">
      <style:text-properties style:font-name="Times" officeooo:rsid="014bbd3b" officeooo:paragraph-rsid="014bbd3b"/>
    </style:style>
    <style:style style:name="P182" style:family="paragraph" style:parent-style-name="Standard">
      <style:text-properties style:font-name="Times" officeooo:rsid="014cfb78" officeooo:paragraph-rsid="014cfb78"/>
    </style:style>
    <style:style style:name="P183" style:family="paragraph" style:parent-style-name="Standard">
      <style:text-properties style:font-name="Times" officeooo:rsid="014f5bfe" officeooo:paragraph-rsid="014f5bfe"/>
    </style:style>
    <style:style style:name="P184" style:family="paragraph" style:parent-style-name="Standard">
      <style:text-properties style:font-name="Times" officeooo:rsid="0150c572" officeooo:paragraph-rsid="0150c572"/>
    </style:style>
    <style:style style:name="P185" style:family="paragraph" style:parent-style-name="Standard">
      <style:text-properties style:font-name="Times" officeooo:rsid="01551eda" officeooo:paragraph-rsid="01551eda"/>
    </style:style>
    <style:style style:name="P186" style:family="paragraph" style:parent-style-name="Standard">
      <style:text-properties style:font-name="Times" officeooo:rsid="015542f6" officeooo:paragraph-rsid="015542f6"/>
    </style:style>
    <style:style style:name="P187" style:family="paragraph" style:parent-style-name="Standard">
      <style:text-properties style:font-name="Times" officeooo:rsid="0159440b" officeooo:paragraph-rsid="0159440b"/>
    </style:style>
    <style:style style:name="P188" style:family="paragraph" style:parent-style-name="Standard">
      <style:text-properties style:font-name="Times" officeooo:rsid="015dd969" officeooo:paragraph-rsid="015dd969"/>
    </style:style>
    <style:style style:name="P189" style:family="paragraph" style:parent-style-name="Standard">
      <style:text-properties style:font-name="Times" officeooo:rsid="015e42f5" officeooo:paragraph-rsid="015e42f5"/>
    </style:style>
    <style:style style:name="P190" style:family="paragraph" style:parent-style-name="Standard">
      <style:text-properties style:font-name="Times" officeooo:rsid="0162ed4e" officeooo:paragraph-rsid="0162ed4e"/>
    </style:style>
    <style:style style:name="P191" style:family="paragraph" style:parent-style-name="Standard">
      <style:text-properties style:font-name="Times" officeooo:rsid="01644e06" officeooo:paragraph-rsid="01644e06"/>
    </style:style>
    <style:style style:name="P192" style:family="paragraph" style:parent-style-name="Standard">
      <style:text-properties style:font-name="Times" officeooo:rsid="0164cfb7" officeooo:paragraph-rsid="0164cfb7"/>
    </style:style>
    <style:style style:name="P193" style:family="paragraph" style:parent-style-name="Standard">
      <style:text-properties style:font-name="Times" officeooo:rsid="0168212b" officeooo:paragraph-rsid="0168212b"/>
    </style:style>
    <style:style style:name="P194" style:family="paragraph" style:parent-style-name="Standard">
      <style:text-properties style:font-name="Times" officeooo:rsid="0168e57e" officeooo:paragraph-rsid="0168e57e"/>
    </style:style>
    <style:style style:name="P195" style:family="paragraph" style:parent-style-name="Standard">
      <style:text-properties style:font-name="Times" officeooo:rsid="016db53a" officeooo:paragraph-rsid="016db53a"/>
    </style:style>
    <style:style style:name="P196" style:family="paragraph" style:parent-style-name="Standard">
      <style:text-properties style:font-name="Times" officeooo:rsid="016f175d" officeooo:paragraph-rsid="016f175d"/>
    </style:style>
    <style:style style:name="P197" style:family="paragraph" style:parent-style-name="Standard">
      <style:text-properties style:font-name="Times" officeooo:rsid="01719fff" officeooo:paragraph-rsid="01719fff"/>
    </style:style>
    <style:style style:name="P198" style:family="paragraph" style:parent-style-name="Standard">
      <style:text-properties style:font-name="Times" officeooo:rsid="01739ffa" officeooo:paragraph-rsid="01739ffa"/>
    </style:style>
    <style:style style:name="P199" style:family="paragraph" style:parent-style-name="Standard">
      <style:text-properties style:font-name="Times" officeooo:rsid="0175686a" officeooo:paragraph-rsid="0175686a"/>
    </style:style>
    <style:style style:name="P200" style:family="paragraph" style:parent-style-name="Standard">
      <style:text-properties style:font-name="Times" officeooo:rsid="017805c4" officeooo:paragraph-rsid="017805c4"/>
    </style:style>
    <style:style style:name="P201" style:family="paragraph" style:parent-style-name="Standard">
      <style:text-properties style:font-name="Times" officeooo:rsid="0178cfdc" officeooo:paragraph-rsid="0178cfdc"/>
    </style:style>
    <style:style style:name="P202" style:family="paragraph" style:parent-style-name="Standard">
      <style:text-properties style:font-name="Times" officeooo:rsid="017c0627" officeooo:paragraph-rsid="017c0627"/>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style:style style:name="T131" style:family="text">
      <style:text-properties officeooo:rsid="014d8151"/>
    </style:style>
    <style:style style:name="T132" style:family="text">
      <style:text-properties officeooo:rsid="01518b80"/>
    </style:style>
    <style:style style:name="T133" style:family="text">
      <style:text-properties officeooo:rsid="01537642"/>
    </style:style>
    <style:style style:name="T134" style:family="text">
      <style:text-properties officeooo:rsid="01573b21"/>
    </style:style>
    <style:style style:name="T135" style:family="text">
      <style:text-properties officeooo:rsid="015827ae"/>
    </style:style>
    <style:style style:name="T136" style:family="text">
      <style:text-properties officeooo:rsid="015bf0f0"/>
    </style:style>
    <style:style style:name="T137" style:family="text">
      <style:text-properties officeooo:rsid="015ed87e"/>
    </style:style>
    <style:style style:name="T138" style:family="text">
      <style:text-properties officeooo:rsid="0165cd57"/>
    </style:style>
    <style:style style:name="T139" style:family="text">
      <style:text-properties officeooo:rsid="016aac82"/>
    </style:style>
    <style:style style:name="T140" style:family="text">
      <style:text-properties officeooo:rsid="016bcba4"/>
    </style:style>
    <style:style style:name="T141" style:family="text">
      <style:text-properties officeooo:rsid="016fe54e"/>
    </style:style>
    <style:style style:name="T142" style:family="text">
      <style:text-properties officeooo:rsid="01719fff"/>
    </style:style>
    <style:style style:name="T143" style:family="text">
      <style:text-properties officeooo:rsid="0172640e"/>
    </style:style>
    <style:style style:name="T144" style:family="text">
      <style:text-properties officeooo:rsid="017655a6"/>
    </style:style>
    <style:style style:name="T145" style:family="text">
      <style:text-properties officeooo:rsid="0178923a"/>
    </style:style>
    <style:style style:name="T146" style:family="text">
      <style:text-properties officeooo:rsid="0178beb6"/>
    </style:style>
    <style:style style:name="T147" style:family="text">
      <style:text-properties officeooo:rsid="017ac1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8">99_1: fixed mistakes by sekand method. <text:span text:style-name="T119">Mass conservation not achieved, negative gamma.</text:span></text:p>
      <text:p text:style-name="P169">99_2: add dilatation term. <text:span text:style-name="T120">Negative gamma.</text:span></text:p>
      <text:p text:style-name="P170">99_3: only Rms1&amp;2: <text:span text:style-name="T121">negative gamma at CL, smaller mass loss. Cp goes to negative.</text:span></text:p>
      <text:p text:style-name="P171">99_4: Rms1&amp;2&amp;32: <text:span text:style-name="T122">sudden plump may be due to negative cp.</text:span></text:p>
      <text:p text:style-name="P172">99_5: model modification: Da1*gamma*cp.</text:p>
      <text:p text:style-name="P173">99_6: set Da1=Da2=0 to see if surface concentration conserved. <text:span text:style-name="T123">Surface mass decrease a lot.</text:span></text:p>
      <text:p text:style-name="P174">99_7: fix mistakes in Rms3 (missed a SQ**0.5 when deriving by hand). <text:span text:style-name="T123">Surface mass increased.</text:span></text:p>
      <text:p text:style-name="P175">99_8: angle 90, CL not fix, <text:span text:style-name="T124">need to set base_mesh=0 for CL moving!!</text:span>. This only checks dilatation.</text:p>
      <text:p text:style-name="P167">Next commit “works for surf_adsp alone, still need to adjust for both adsp on”</text:p>
      <text:p text:style-name="P176">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7">99_9: changed dilatation terms to be with (rdot, vdot), which is the surface velocity. <text:span text:style-name="T126">Results?see tomorrow.</text:span></text:p>
      <text:p text:style-name="P178">99_10: comment out Rms terms except Rms1&amp;Rms5. <text:span text:style-name="T127">Dilatation term is wrong.</text:span></text:p>
      <text:p text:style-name="P179">99_11: new dilatation<text:span text:style-name="T128">&amp;stretching</text:span> term Rms6. <text:span text:style-name="T129">Worked.</text:span></text:p>
      <text:p text:style-name="P180">99_12: <text:span text:style-name="T130">back to CL pinning again. Gamma ridiculous, seems related stretching.</text:span></text:p>
      <text:p text:style-name="P181">99_13: used 2H term for dilatation. </text:p>
      <text:p text:style-name="P182">99_14: not pinning. <text:span text:style-name="T131">Changed 2H term. </text:span></text:p>
      <text:p text:style-name="P183">99_15: pinning.</text:p>
      <text:p text:style-name="P183">99_16: no gamma diffusion.</text:p>
      <text:p text:style-name="P184"><text:soft-page-break/>99_17: no diffusion or convection, <text:span text:style-name="T133">did not help</text:span>. <text:span text:style-name="T132">Trying to do 2H with 2sin(theta)/R, with no diffusion or convection or streching. As expected.</text:span></text:p>
      <text:p text:style-name="P185">99_18: add convection and adsorption(Da=0). <text:span text:style-name="T135">Roughly makes sense. mass_free increased a little, probably related to the loss of stretching term. Refer to 99_19. plotted the surface velocity.</text:span></text:p>
      <text:p text:style-name="P186">99_19: add streching. <text:span text:style-name="T134">The problem was with stretching. Used new terms for streching, rerun. Still prblem</text:span></text:p>
      <text:p text:style-name="P187">99_20: set CL element to have no stretching term. <text:span text:style-name="T136">No ridiculous seesaw, only four nodes has ridiculous value. I'm sure the error comes from the abrupt change of surface velocity. Put results in 99_19. then run new simulation.</text:span></text:p>
      <text:p text:style-name="P190">Every term on.</text:p>
      <text:p text:style-name="P188">99_21: turn on <text:span text:style-name="T137">counterclockwise </text:span>Marangoni, may help with CL stretching.</text:p>
      <text:p text:style-name="P189">99_22: Ma on, no stretching.</text:p>
      <text:p text:style-name="P191">99_23: Ma, not fixing Ma. To see stretching causing accumulation between two circulation.</text:p>
      <text:p text:style-name="P192">99_24: fix Ma. New stretching. <text:span text:style-name="T138">Did not work. Then use vs = v – Jn. Did not work. Used coarse mesh for quicker results. Observed that the wiggles happen at the stagnation point. Then decrease Ma=10, no wiggles.</text:span></text:p>
      <text:p text:style-name="P193">99_25: Ma=10, original mesh. </text:p>
      <text:p text:style-name="P194">99_26: Ma=100. <text:span text:style-name="T140">Stopped at angle 48.4</text:span></text:p>
      <text:p text:style-name="P194">99_27: no fixing Ma. Natural <text:span text:style-name="T139">circulation</text:span>. </text:p>
      <text:p text:style-name="P195">99_28: Ma=-10. Initial gamma =0, Da=1</text:p>
      <text:p text:style-name="P196">99_29: Ma = -100. <text:span text:style-name="T142">lost precision for gamma at r=0, stop converging.</text:span></text:p>
      <text:p text:style-name="P197">99_29_1: smaller Da. Helped. To angle 28.8.</text:p>
      <text:p text:style-name="P197">99_29_2: include gamma into trunerr. <text:span text:style-name="T143">Did not help.</text:span></text:p>
      <text:p text:style-name="P196">99_30: no Maran. <text:span text:style-name="T141">Natrual adsp (gamma0=0) works. </text:span></text:p>
      <text:p text:style-name="P196"/>
      <text:p text:style-name="P196"/>
      <text:p text:style-name="P198">To figure out why addsing substrate does not work anymore.</text:p>
      <text:p text:style-name="P199">1: the reason was: SQr2z2 cannot be used in outer surface (the end of the substrate) because it was not defined for that surface. <text:span text:style-name="T144">Just changed the one SQr2z2 back to reta**2+zeta**2, then it worked!</text:span></text:p>
      <text:p text:style-name="P200">Then changed Pep_surf to be large to see if eliminate the wiggles for natural circulation. Now 1e<text:span text:style-name="T146">16</text:span>, <text:span text:style-name="T145">not good, try 1e50.</text:span></text:p>
      <text:p text:style-name="P200"/>
      <text:p text:style-name="P201">2: muchange.</text:p>
      <text:p text:style-name="P201">2_1: muchange=0 to compare with previous results.</text:p>
      <text:p text:style-name="P201"/>
      <text:p text:style-name="P201">3: surf_adsp=1, muchange=1. <text:span text:style-name="T147">Pep_surf = 200Pep. Still wiggles.</text:span></text:p>
      <text:p text:style-name="P200"/>
      <text:p text:style-name="P200"/>
      <text:p text:style-name="P200"/>
      <text:p text:style-name="P202">5: change substrate T.</text:p>
      <text:p text:style-name="P200"/>
      <text:p text:style-name="P200"/>
      <text:p text:style-name="P200"/>
      <text:p text:style-name="P200"/>
      <text:p text:style-name="P1"/>
      <text:p text:style-name="P1">figure out a method to observe the difference between plug flow and Marangoni flow results. <text:soft-page-break/>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2T20:07:56.527745636</dc:date>
    <dc:creator>Lihui Wang</dc:creator>
    <meta:editing-duration>P45DT22H58M1S</meta:editing-duration>
    <meta:editing-cycles>297</meta:editing-cycles>
    <meta:generator>LibreOffice/4.3.7.2$Linux_X86_64 LibreOffice_project/430$Build-2</meta:generator>
    <meta:document-statistic meta:table-count="0" meta:image-count="0" meta:object-count="0" meta:page-count="15" meta:paragraph-count="326" meta:word-count="4875" meta:character-count="29375" meta:non-whitespace-character-count="24746"/>
  </office:meta>
</office:document-meta>
</file>